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ce31c" officeooo:paragraph-rsid="001ce31c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ce31c"/>
    </style:style>
    <style:style style:name="P6" style:family="paragraph" style:parent-style-name="Text_20_body">
      <style:text-properties officeooo:paragraph-rsid="00209125"/>
    </style:style>
    <style:style style:name="P7" style:family="paragraph" style:parent-style-name="Text_20_body">
      <style:text-properties officeooo:paragraph-rsid="0020d07f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officeooo:rsid="001ce31c" officeooo:paragraph-rsid="001ce31c"/>
    </style:style>
    <style:style style:name="P12" style:family="paragraph" style:parent-style-name="Heading_20_2" style:list-style-name="">
      <style:text-properties officeooo:rsid="0020d07f" officeooo:paragraph-rsid="0020d07f"/>
    </style:style>
    <style:style style:name="P13" style:family="paragraph" style:parent-style-name="Heading_20_2">
      <style:text-properties officeooo:paragraph-rsid="0020d07f"/>
    </style:style>
    <style:style style:name="P14" style:family="paragraph" style:parent-style-name="Heading_20_2">
      <style:text-properties officeooo:paragraph-rsid="001eb4ca"/>
    </style:style>
    <style:style style:name="P15" style:family="paragraph" style:parent-style-name="Heading_20_2">
      <style:paragraph-properties fo:break-before="page"/>
      <style:text-properties officeooo:rsid="001ce31c" officeooo:paragraph-rsid="001ce31c"/>
    </style:style>
    <style:style style:name="P16" style:family="paragraph" style:parent-style-name="Heading_20_2">
      <style:paragraph-properties fo:break-before="page"/>
      <style:text-properties officeooo:rsid="0020d07f" officeooo:paragraph-rsid="0020d07f"/>
    </style:style>
    <style:style style:name="P17" style:family="paragraph" style:parent-style-name="Heading_20_3">
      <style:text-properties officeooo:rsid="00278976" officeooo:paragraph-rsid="00278976"/>
    </style:style>
    <style:style style:name="P18" style:family="paragraph" style:parent-style-name="Text_20_body" style:list-style-name="L1">
      <style:text-properties officeooo:paragraph-rsid="001ce31c"/>
    </style:style>
    <style:style style:name="P19" style:family="paragraph" style:parent-style-name="Text_20_body" style:list-style-name="L2">
      <style:text-properties officeooo:paragraph-rsid="00209125"/>
    </style:style>
    <style:style style:name="P20" style:family="paragraph" style:parent-style-name="Text_20_body" style:list-style-name="L2">
      <style:text-properties officeooo:paragraph-rsid="002d26dc"/>
    </style:style>
    <style:style style:name="P21" style:family="paragraph" style:parent-style-name="Text_20_body" style:list-style-name="L2">
      <style:text-properties officeooo:paragraph-rsid="002e2513"/>
    </style:style>
    <style:style style:name="P22" style:family="paragraph" style:parent-style-name="Text_20_body" style:list-style-name="L4">
      <style:text-properties officeooo:paragraph-rsid="001eb4ca"/>
    </style:style>
    <style:style style:name="P23" style:family="paragraph" style:parent-style-name="Text_20_body">
      <style:text-properties officeooo:paragraph-rsid="0020d07f"/>
    </style:style>
    <style:style style:name="P24" style:family="paragraph" style:parent-style-name="Text_20_body">
      <style:text-properties officeooo:paragraph-rsid="002f2cb8"/>
    </style:style>
    <style:style style:name="P25" style:family="paragraph" style:parent-style-name="Text_20_body">
      <style:text-properties officeooo:paragraph-rsid="00304880"/>
    </style:style>
    <style:style style:name="P26" style:family="paragraph" style:parent-style-name="Text_20_body" style:list-style-name="L5"/>
    <style:style style:name="P27" style:family="paragraph" style:parent-style-name="Text_20_body" style:list-style-name="L5">
      <style:text-properties officeooo:paragraph-rsid="002e7da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e2513" style:font-weight-asian="normal" style:font-weight-complex="normal"/>
    </style:style>
    <style:style style:name="T3" style:family="text">
      <style:text-properties fo:font-weight="normal" officeooo:rsid="002f2cb8" style:font-weight-asian="normal" style:font-weight-complex="normal"/>
    </style:style>
    <style:style style:name="T4" style:family="text">
      <style:text-properties fo:font-weight="normal" officeooo:rsid="0030488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9de17" style:font-weight-asian="bold" style:font-weight-complex="bold"/>
    </style:style>
    <style:style style:name="T7" style:family="text">
      <style:text-properties fo:font-weight="bold" officeooo:rsid="002e2513" style:font-weight-asian="bold" style:font-weight-complex="bold"/>
    </style:style>
    <style:style style:name="T8" style:family="text">
      <style:text-properties fo:font-weight="bold" officeooo:rsid="002f2cb8" style:font-weight-asian="bold" style:font-weight-complex="bold"/>
    </style:style>
    <style:style style:name="T9" style:family="text">
      <style:text-properties fo:font-weight="bold" officeooo:rsid="00304880" style:font-weight-asian="bold" style:font-weight-complex="bold"/>
    </style:style>
    <style:style style:name="T10" style:family="text">
      <style:text-properties officeooo:rsid="001eb4ca"/>
    </style:style>
    <style:style style:name="T11" style:family="text">
      <style:text-properties officeooo:rsid="00209125"/>
    </style:style>
    <style:style style:name="T12" style:family="text">
      <style:text-properties officeooo:rsid="0020d07f"/>
    </style:style>
    <style:style style:name="T13" style:family="text">
      <style:text-properties fo:font-size="14pt" officeooo:rsid="002d26dc"/>
    </style:style>
    <style:style style:name="T14" style:family="text">
      <style:text-properties fo:font-size="14pt" fo:font-weight="bold" officeooo:rsid="002d26dc" style:font-weight-asian="bold" style:font-weight-complex="bold"/>
    </style:style>
    <style:style style:name="T15" style:family="text">
      <style:text-properties fo:font-size="14pt" officeooo:rsid="002e2513"/>
    </style:style>
    <style:style style:name="T16" style:family="text">
      <style:text-properties fo:font-size="14pt" officeooo:rsid="002e7dae"/>
    </style:style>
    <style:style style:name="T17" style:family="text">
      <style:text-properties fo:font-size="14pt" fo:font-weight="normal" officeooo:rsid="002f2cb8" style:font-weight-asian="normal" style:font-weight-complex="normal"/>
    </style:style>
    <style:style style:name="T18" style:family="text">
      <style:text-properties fo:font-size="14pt" fo:font-weight="normal" officeooo:rsid="00304880" style:font-weight-asian="normal" style:font-weight-complex="normal"/>
    </style:style>
    <style:style style:name="T19" style:family="text">
      <style:text-properties officeooo:rsid="002e7dae"/>
    </style:style>
    <style:style style:name="T20" style:family="text">
      <style:text-properties officeooo:rsid="002f2cb8"/>
    </style:style>
    <style:style style:name="T21" style:family="text">
      <style:text-properties officeooo:rsid="0030488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20_4014645647"/>Билет №4. <text:span text:style-name="T1">Информация. Понятие информации. Виды, свойства информации (на конкретных примерах)</text:span><text:bookmark-end text:name="__RefHeading___Toc120_4014645647"/></text:h>
      <text:table-of-content text:style-name="Sect1" text:protected="true" text:name="Оглавление1">
        <text:table-of-content-source text:outline-level="10">
          <text:index-title-template text:style-name="Contents_20_Heading">Навигация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Навигация</text:p>
          </text:index-title>
          <text:p text:style-name="P2"><text:a xlink:type="simple" xlink:href="#__RefHeading___Toc120_4014645647" text:style-name="Index_20_Link" text:visited-style-name="Index_20_Link">Билет №4. Информация. Понятие информации. Виды, свойства информации (на конкретных примерах)<text:tab/>1</text:a></text:p>
          <text:p text:style-name="P3"><text:a xlink:type="simple" xlink:href="#__RefHeading___Toc122_4014645647" text:style-name="Index_20_Link" text:visited-style-name="Index_20_Link">Информация, понятие информации<text:tab/>1</text:a></text:p>
          <text:p text:style-name="P4"><text:a xlink:type="simple" xlink:href="#__RefHeading___Toc134_4014645647" text:style-name="Index_20_Link" text:visited-style-name="Index_20_Link">Определение<text:tab/>1</text:a></text:p>
          <text:p text:style-name="P3"><text:a xlink:type="simple" xlink:href="#__RefHeading___Toc126_4014645647" text:style-name="Index_20_Link" text:visited-style-name="Index_20_Link">Виды информации<text:tab/>2</text:a></text:p>
          <text:p text:style-name="P3"><text:a xlink:type="simple" xlink:href="#__RefHeading___Toc128_4014645647" text:style-name="Index_20_Link" text:visited-style-name="Index_20_Link">Действия, производимые над информацией<text:tab/>3</text:a></text:p>
          <text:p text:style-name="P3"><text:a xlink:type="simple" xlink:href="#__RefHeading___Toc130_4014645647" text:style-name="Index_20_Link" text:visited-style-name="Index_20_Link">Свойства информации<text:tab/>4</text:a></text:p>
          <text:p text:style-name="P3"><text:a xlink:type="simple" xlink:href="#__RefHeading___Toc132_4014645647" text:style-name="Index_20_Link" text:visited-style-name="Index_20_Link">Источники<text:tab/>5</text:a></text:p>
        </text:index-body>
      </text:table-of-content>
      <text:h text:style-name="P11" text:outline-level="2"><text:bookmark-start text:name="__RefHeading___Toc122_4014645647"/>Информация, понятие информации<text:bookmark-end text:name="__RefHeading___Toc122_4014645647"/></text:h>
      <text:h text:style-name="P17" text:outline-level="3"><text:bookmark-start text:name="__RefHeading___Toc134_4014645647"/>Определение<text:bookmark-end text:name="__RefHeading___Toc134_4014645647"/></text:h>
      <text:p text:style-name="P5"><text:span text:style-name="T5">Информация </text:span>(от лат. informatio, разъяснение, изложение, осведомленность) — сведения о чем-либо, независимо от формы их представления.</text:p>
      <text:p text:style-name="P5">В настоящее время не существует единого определения информации как научного термина. С точки зрения различных областей знания, данное понятие описывается своим специфическим набором признаков.</text:p>
      <text:p text:style-name="P5">В международных и российских стандартах даются следующие <text:span text:style-name="T5">определения</text:span>:</text:p>
      <text:list xml:id="list213533823" text:style-name="L1">
        <text:list-item>
          <text:p text:style-name="P18">знания о предметах, фактах, идеях и т. д., которыми могут обмениваться люди в рамках конкретного контекста (ISO/IEC 10746-2:1996);</text:p>
        </text:list-item>
        <text:list-item>
          <text:p text:style-name="P18"><text:s/>знания относительно фактов, событий, вещей, идей и понятий, которые в определённом контексте имеют конкретный смысл (ISO/IEC 2382:2015);</text:p>
        </text:list-item>
        <text:list-item>
          <text:p text:style-name="P18">сведения, воспринимаемые человеком и (или) специальными устройствами как отражение фактов материального или духовного мира в процессе коммуникации (<text:span text:style-name="T5">ГОСТ</text:span> 7.0-99).</text:p>
        </text:list-item>
      </text:list>
      <text:p text:style-name="P5"><text:span text:style-name="T6">В информатике. </text:span>Предметом изучения науки информатика являются именно данные: методы их создания, хранения, обработки и передачи. А сама информация, зафиксированная в данных, её содержательный смысл интересны пользователям информационных систем, являющимся специалистами различных наук и областей деятельности.</text:p>
      <text:h text:style-name="P15" text:outline-level="2"><text:bookmark-start text:name="__RefHeading___Toc126_4014645647"/>Виды информации<text:bookmark-end text:name="__RefHeading___Toc126_4014645647"/></text:h>
      <text:p text:style-name="P6"><text:span text:style-name="T11">И</text:span>нформация может существовать в различных видах: текст, рисунки, чертежи, фотографии; световые или звуковые сигналы; радиоволны; электрические и нервные импульсы; магнитные записи; жесты и мимика; запахи и вкусовые ощущения; хромосомы, через которые передаются по наследству признаки и свойства организмов, и т. д. </text:p>
      <text:p text:style-name="P6">Различают <text:span text:style-name="T5">основные виды информации</text:span>, которые классифицируют по ее форме представления, способам ее кодирования и хранения: </text:p>
      <text:list xml:id="list4130331490" text:style-name="L2">
        <text:list-item>
          <text:p text:style-name="P19"><text:span text:style-name="T5">графическая </text:span>– один из древнейших видов, с помощью которого хранили информацию об окружающем мире в виде наскальных рисунков, а затем в виде картин, фотографий, схем, чертежей на различных материалах (бумага, холст, мрамор и др.), которые изображают картины реального мира; <text:line-break/><text:span text:style-name="T14">Пример:</text:span><text:span text:style-name="T13"> Картина Ивана Айвазовского «9 вал»</text:span></text:p>
        </text:list-item>
        <text:list-item>
          <text:p text:style-name="P20"><text:span text:style-name="T5">звуковая</text:span> (акустическая) – для хранения звуковой информации в г. было изобретено звукозаписывающее устройство, а для музыкальной информации – разработан способ кодирования с использованием специальных символов, который дает возможность хранить ее как графическую информацию; <text:s/><text:line-break/><text:span text:style-name="T14">Пример:</text:span><text:span text:style-name="T13"> </text:span><text:span text:style-name="T15">6 симфония П. И. Чайковского</text:span></text:p>
        </text:list-item>
        <text:list-item>
          <text:p text:style-name="P21"><text:span text:style-name="T5">текстовая </text:span>– кодирует речь человека с помощью специальных символов – букв (для каждого народа свои); для хранения используется бумага (записи в тетради, книгопечатание и т.п.); <text:s/><text:line-break/><text:span text:style-name="T14">Пример:</text:span><text:span text:style-name="T13"> </text:span><text:span text:style-name="T15">Роман Л. Н. Толстого «Война и Мир»</text:span></text:p>
        </text:list-item>
        <text:list-item>
          <text:p text:style-name="P19"><text:span text:style-name="T5">числовая </text:span>– кодирует количественную меру объектов и их свойств в окружающем мире с помощью специальных символов – цифр (для каждой системы кодирования свои); особенно важной стала с развитием торговли, экономики и денежного обмена; <text:line-break/><text:span text:style-name="T7">Пример: </text:span><text:span text:style-name="T2">радиус Земли 6 378 137 м.</text:span></text:p>
        </text:list-item>
        <text:list-item>
          <text:p text:style-name="P19"><text:span text:style-name="T5">видеоинформация </text:span>– способ хранения «живых» картин окружающего мира, который появился с изобретением кино. <text:line-break/><text:span text:style-name="T7">Пример: </text:span><text:span text:style-name="T2">Х/Ф «Андрей Рублёв» Андрея Тарковского</text:span></text:p>
        </text:list-item>
        <text:list-item>
          <text:p text:style-name="P19"><text:soft-page-break/>Существуют также виды информации, для которых еще не изобретены способы кодирования и хранения.<text:line-break/><text:span text:style-name="T7">Пример: </text:span>тактильная информация, органолептическая и др.</text:p>
        </text:list-item>
      </text:list>
      <text:h text:style-name="P13" text:outline-level="2"><text:bookmark-start text:name="__RefHeading___Toc128_4014645647"/><text:span text:style-name="T12">Действия, производимые над информацией</text:span><text:bookmark-end text:name="__RefHeading___Toc128_4014645647"/></text:h>
      <text:p text:style-name="P7">Над информацией можно выполнять огромное количество различных информационных процессов, среди которых:</text:p>
      <text:list xml:id="list1840909426" text:style-name="L5">
        <text:list-item>
          <text:p text:style-name="P26">создание. Пример: <text:span text:style-name="T19">написание статьи.</text:span></text:p>
        </text:list-item>
        <text:list-item>
          <text:p text:style-name="P26">прием. Пример: <text:span text:style-name="T19">Получение радиосигнала.</text:span></text:p>
        </text:list-item>
        <text:list-item>
          <text:p text:style-name="P26">комбинирование. Пример: <text:span text:style-name="T19">Составление </text:span><text:span text:style-name="T16">столбчатой диаграммы</text:span></text:p>
        </text:list-item>
        <text:list-item>
          <text:p text:style-name="P26">хранение. Пример: <text:s/><text:span text:style-name="T19">Хранение архива личных дел.</text:span></text:p>
        </text:list-item>
        <text:list-item>
          <text:p text:style-name="P26">передача. Пример: <text:s/><text:span text:style-name="T19">Отправка письма.</text:span></text:p>
        </text:list-item>
        <text:list-item>
          <text:p text:style-name="P26">копирование. Пример: <text:s/><text:span text:style-name="T16">Создание ксерокопии паспорта.</text:span></text:p>
        </text:list-item>
        <text:list-item>
          <text:p text:style-name="P26">обработка. Пример: <text:s/><text:span text:style-name="T16">Составление конспекта урока.</text:span></text:p>
        </text:list-item>
        <text:list-item>
          <text:p text:style-name="P26">поиск. Пример: <text:s/><text:span text:style-name="T19">Поиск слова в словаре по алфавиту.</text:span></text:p>
        </text:list-item>
        <text:list-item>
          <text:p text:style-name="P26">воспринятие. Пример: <text:s/><text:span text:style-name="T19">Чтение книги.</text:span></text:p>
        </text:list-item>
        <text:list-item>
          <text:p text:style-name="P26">формализация. Пример: <text:s/><text:span text:style-name="T19">Приведение курсовой работы к виду по ГОСТ.</text:span></text:p>
        </text:list-item>
        <text:list-item>
          <text:p text:style-name="P26">деление на части. Пример: <text:s/><text:span text:style-name="T19">Деление текста на главы.</text:span></text:p>
        </text:list-item>
        <text:list-item>
          <text:p text:style-name="P26">измерение. Пример: <text:s/><text:span text:style-name="T19">Подсчёт слов в тексте.</text:span></text:p>
        </text:list-item>
        <text:list-item>
          <text:p text:style-name="P26">использование. Пример: <text:s/><text:span text:style-name="T19">Использование знаний на экзамене.</text:span></text:p>
        </text:list-item>
        <text:list-item>
          <text:p text:style-name="P27">распространение. Пример: <text:s/><text:span text:style-name="T19">Размещение фотографий в блоге.</text:span></text:p>
        </text:list-item>
        <text:list-item>
          <text:p text:style-name="P26">упрощение. Пример: <text:s/><text:span text:style-name="T19">Пересказ </text:span><text:span text:style-name="T16">книги.</text:span></text:p>
        </text:list-item>
        <text:list-item>
          <text:p text:style-name="P26">разрушение. Пример: <text:s/><text:span text:style-name="T16">Сжигание документов.</text:span></text:p>
        </text:list-item>
        <text:list-item>
          <text:p text:style-name="P26">запоминание. Пример: <text:span text:style-name="T19">Заучивание стихотворения.</text:span> <text:s/></text:p>
        </text:list-item>
        <text:list-item>
          <text:p text:style-name="P26">преобразование. Пример: <text:s/><text:span text:style-name="T19">Перевод текста на другой язык.</text:span></text:p>
        </text:list-item>
        <text:list-item>
          <text:p text:style-name="P27">Сбор. <text:span text:style-name="T19">Пример: Проведение соц. Опроса.</text:span></text:p>
        </text:list-item>
        <text:list-item>
          <text:p text:style-name="P27">и т. д.</text:p>
        </text:list-item>
      </text:list>
      <text:h text:style-name="P12" text:outline-level="2"/>
      <text:h text:style-name="P16" text:outline-level="2"><text:bookmark-start text:name="__RefHeading___Toc130_4014645647"/>Свойства информации<text:bookmark-end text:name="__RefHeading___Toc130_4014645647"/></text:h>
      <text:p text:style-name="P7">Информация, как и любой объект, обладает свойствами, наиболее важными среди которых, с точки зрения информатики, являются: </text:p>
      <text:p text:style-name="P7"><text:span text:style-name="T5">Объективность. </text:span>Объективная информация – существующая независимо от человеческого сознания, методов ее фиксации, чьего-либо мнения или отношения.<text:line-break/><text:span text:style-name="T8">Пример: </text:span><text:span text:style-name="T3">Гелий — это газ</text:span></text:p>
      <text:p text:style-name="P7"><text:span text:style-name="T5">Достоверность.</text:span> Информация, отражающая истинное положение дел, является достоверной. Недостоверная информация чаще всего приводит к неправильному пониманию или принятию неправильных решений. Устаревание информации может из достоверной информации сделать недостоверную, т.к. она уже не будет отражением истинного положения дел. <text:line-break/><text:span text:style-name="T8">Пример: </text:span><text:span text:style-name="T3">Человек не может жить без воздуха.</text:span></text:p>
      <text:p text:style-name="P7"><text:span text:style-name="T5">Полнота.</text:span> Информация является полной, если она достаточна для понимания и принятия решений. Неполная или избыточная информация может привести к задержке принятия решения или к ошибке. <text:line-break/><text:span text:style-name="T8">Пример: </text:span><text:span text:style-name="T3">Поворот налево — на Москву; направо — на Санкт-Петербург.</text:span></text:p>
      <text:p text:style-name="P7"><text:span text:style-name="T5">Точность информации </text:span>– степень ее близости к реальному состоянию объекта, процесса, явления и т. п. <text:line-break/><text:span text:style-name="T8">Пример: </text:span><text:span text:style-name="T3">Номер водорода в периодической таблице — 1.</text:span></text:p>
      <text:p text:style-name="P24"><text:span text:style-name="T5">Ценность информации </text:span>зависит от ее важности для принятия решения, решения задачи и дальнейшей применимости в каких-либо видах деятельности человека. <text:line-break/><text:span text:style-name="T8">Пример: </text:span><text:span text:style-name="T17">Если сейчас подать заявление, можно получить от государства выплату.</text:span></text:p>
      <text:p text:style-name="P25"><text:span text:style-name="T5">Актуальность.</text:span> Только своевременность получения информации может привести к ожидаемому результату.<text:line-break/><text:span text:style-name="T8">Пример: </text:span><text:span text:style-name="T18">на данный момент на улице -5 градусов.</text:span></text:p>
      <text:p text:style-name="P7"><text:span text:style-name="T5">Понятность.</text:span> Если ценную и своевременную информацию выразить непонятно, то она, скорее всего, станет бесполезной. Информация будет понятной, когда она, как минимум, выражена понятным для получателя языком.<text:line-break/><text:span text:style-name="T9">Пример: </text:span><text:span text:style-name="T4">Средняя скорость – отношение всего пройденного пути к затраченному на это движение времени.</text:span></text:p>
      <text:p text:style-name="P7"><text:soft-page-break/><text:span text:style-name="T5">Доступность. </text:span>Информация должна соответствовать уровню восприятия получателя. Например, одни и те же вопросы по-разному излагаются в учебниках для школы и вуза.<text:line-break/><text:span text:style-name="T9">Пример:</text:span><text:span text:style-name="T4"> Перемещение – векторная величина, связывающая две любые точки траектории.</text:span></text:p>
      <text:p text:style-name="P7"><text:span text:style-name="T5">Краткость.</text:span> Информация воспринимается гораздо лучше, если она представлена не подробно и многословно, а с допустимой степенью сжатости, без лишних деталей. Краткость информации незаменима в справочниках, энциклопедиях, инструкциях. Логичность, компактность, удобная форма представления облегчает понимание и усвоение информации.<text:line-break/><text:span text:style-name="T9">Пример: </text:span><text:span text:style-name="T21">На улице холодно.</text:span></text:p>
      <text:h text:style-name="P14" text:outline-level="2"><text:bookmark-start text:name="__RefHeading___Toc132_4014645647"/><text:span text:style-name="T10">Источники</text:span><text:bookmark-end text:name="__RefHeading___Toc132_4014645647"/></text:h>
      <text:list xml:id="list1371821036" text:style-name="L4">
        <text:list-item>
          <text:p text:style-name="P22"><text:a xlink:type="simple" xlink:href="https://dic.academic.ru/dic.nsf/ruwiki/4939#.D0.92_.D0.B8.D0.BD.D1.84.D0.BE.D1.80.D0.BC.D0.B0.D1.82.D0.B8.D0.BA.D0.B5" text:style-name="Internet_20_link" text:visited-style-name="Visited_20_Internet_20_Link">https://dic.academic.ru/dic.nsf/ruwiki/4939</text:a></text:p>
        </text:list-item>
        <text:list-item>
          <text:p text:style-name="P22"><text:a xlink:type="simple" xlink:href="https://ru.wikipedia.org/wiki/Информация" text:style-name="Internet_20_link" text:visited-style-name="Visited_20_Internet_20_Link">https://ru.wikipedia.org/wiki/Информация</text:a></text:p>
        </text:list-item>
        <text:list-item>
          <text:p text:style-name="P22"><text:a xlink:type="simple" xlink:href="https://spravochnick.ru/informatika/informacionnye_processy_i_informaciya/ponyatie_informacii_ee_vidy_i_svoystva/" text:style-name="Internet_20_link" text:visited-style-name="Visited_20_Internet_20_Link">https://spravochnick.ru/informatika/informacionnye_processy_i_informaciya/ponyatie_informacii_ee_vidy_i_svoystva/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ce31c" officeooo:paragraph-rsid="001ce3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Информатика зачет 1 семестр 2020-2021. Билет №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7T18:31:00.293086543</meta:creation-date>
    <dc:date>2020-12-27T20:09:53.783278199</dc:date>
    <meta:editing-duration>PT54M58S</meta:editing-duration>
    <meta:editing-cycles>18</meta:editing-cycles>
    <meta:generator>LibreOffice/7.0.3.1$Linux_X86_64 LibreOffice_project/00$Build-1</meta:generator>
    <meta:document-statistic meta:table-count="0" meta:image-count="0" meta:object-count="0" meta:page-count="5" meta:paragraph-count="65" meta:word-count="886" meta:character-count="7062" meta:non-whitespace-character-count="6225"/>
  </office:meta>
</office:document-meta>
</file>